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0c0d3e" officeooo:paragraph-rsid="000c0d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envenido a este programa de consulta del abdomen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1T16:08:59.059392807</meta:creation-date>
    <dc:date>2022-10-31T18:16:14.718942074</dc:date>
    <meta:editing-duration>PT3M55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1" meta:paragraph-count="1" meta:word-count="8" meta:character-count="51" meta:non-whitespace-character-count="44"/>
  </office:meta>
</office:document-meta>
</file>